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Droid Sans" svg:font-family="Droid Sans" style:font-family-generic="swiss" svg:panose-1="2 11 6 4 2 2 2 2 2 4"/>
    <style:font-face style:name="Droid Sans Fallback" svg:font-family="Droid Sans Fallback" style:font-family-generic="system" style:font-pitch="variable" svg:panose-1="2 11 6 4 2 2 2 2 2 4"/>
    <style:font-face style:name="Droid Sans Devanagari" svg:font-family="Droid Sans Devanagari" style:font-family-generic="system" style:font-pitch="variable" svg:panose-1="2 11 6 4 2 2 2 2 2 4"/>
    <style:font-face style:name="Source Han Sans CN" svg:font-family="Source Han Sans CN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</office:automatic-styles>
  <office:body>
    <office:text text:use-soft-page-breaks="true">
      <text:p text:style-name="P1">Analyse de Snapchat</text:p>
      <text:p text:style-name="Textbody">NOM Prénom :</text:p>
      <text:h text:style-name="Heading1" text:outline-level="1">Le réseau social</text:h>
      <text:p text:style-name="Textbody">Date de création :</text:p>
      <text:p text:style-name="Textbody">Nom original (si différent) :</text:p>
      <text:p text:style-name="Textbody">Nombre d’utilisateurs :</text:p>
      <text:p text:style-name="Textbody">Pourcentage d’hommes et de femmes :</text:p>
      <text:p text:style-name="Textbody">Pourcentage d’usagers en France :</text:p>
      <text:h text:style-name="Heading1" text:outline-level="1">Profils d’audience en France</text:h>
      <text:p text:style-name="Textbody">Détailler ci-dessous le pourcentage d’usage pour chaque tranche d’âge :</text:p>
      <text:list text:style-name="LFO3" text:continue-numbering="true">
        <text:list-item>
          <text:p text:style-name="P2"/>
        </text:list-item>
        <text:list-item>
          <text:p text:style-name="P3"/>
        </text:list-item>
        <text:list-item>
          <text:p text:style-name="P4"/>
        </text:list-item>
        <text:list-item>
          <text:p text:style-name="P5"/>
        </text:list-item>
        <text:list-item>
          <text:p text:style-name="P6"/>
        </text:list-item>
      </text:list>
      <text:p text:style-name="Textbody">Et pour chaque sexe :</text:p>
      <text:list text:style-name="LFO3" text:continue-numbering="true">
        <text:list-item>
          <text:p text:style-name="P7"/>
        </text:list-item>
        <text:list-item>
          <text:p text:style-name="P8"/>
        </text:list-item>
      </text:list>
      <text:h text:style-name="Heading1" text:outline-level="1">Activité sur le réseau</text:h>
      <text:p text:style-name="Textbody">Pays ayant le plus de membres :</text:p>
      <text:list text:style-name="LFO3" text:continue-numbering="true">
        <text:list-item>
          <text:p text:style-name="P9"/>
        </text:list-item>
        <text:list-item>
          <text:p text:style-name="P10"/>
        </text:list-item>
        <text:list-item>
          <text:p text:style-name="P11"/>
        </text:list-item>
        <text:list-item>
          <text:p text:style-name="P12"/>
        </text:list-item>
        <text:list-item>
          <text:p text:style-name="P13"/>
        </text:list-item>
      </text:list>
      <text:p text:style-name="Textbody"/>
      <text:p text:style-name="Textbody"/>
      <text:p text:style-name="Textbody"/>
      <text:h text:style-name="Heading1" text:outline-level="1">Chiffre d’affaires</text:h>
      <text:list text:style-name="LFO4" text:continue-numbering="true">
        <text:list-item>
          <text:p text:style-name="P14">2017 :</text:p>
        </text:list-item>
        <text:list-item>
          <text:p text:style-name="P15">2018</text:p>
        </text:list-item>
        <text:list-item>
          <text:p text:style-name="P16">2019</text:p>
        </text:list-item>
        <text:list-item>
          <text:p text:style-name="P17">2020</text:p>
        </text:list-item>
        <text:list-item>
          <text:p text:style-name="P18">2021 :</text:p>
        </text:list-item>
      </text:list>
      <text:p text:style-name="Textbody">À partir de quel trimestre le réseau a-t-il commencé à générer suffisamment de revenus pour avoir un résultat net positif ?</text:p>
      <text:p text:style-name="Textbody"/>
      <text:h text:style-name="Heading1" text:outline-level="1">Sources de revenus</text:h>
      <text:p text:style-name="Textbody">(recherche internet – d’où proviennent les revenus de ce réseau social ?)</text:p>
      <text:p text:style-name="Textbody"/>
      <text:h text:style-name="Heading1" text:outline-level="1">Comment les utilisateurs « payent-ils » ?</text:h>
      <text:p text:style-name="Textbody">(recherche internet &amp; analyse – ce réseau social est gratuit : comment est-ce possible ? si les utilisateurs ne payent rien pourquoi est-ce que ce réseau social fait tout pour qu’ils soient le plus actifs possible dessus ?)</text:p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Droid Sans" svg:font-family="Droid Sans" style:font-family-generic="swiss" svg:panose-1="2 11 6 4 2 2 2 2 2 4"/>
    <style:font-face style:name="Droid Sans Fallback" svg:font-family="Droid Sans Fallback" style:font-family-generic="system" style:font-pitch="variable" svg:panose-1="2 11 6 4 2 2 2 2 2 4"/>
    <style:font-face style:name="Droid Sans Devanagari" svg:font-family="Droid Sans Devanagari" style:font-family-generic="system" style:font-pitch="variable" svg:panose-1="2 11 6 4 2 2 2 2 2 4"/>
    <style:font-face style:name="Source Han Sans CN" svg:font-family="Source Han Sans CN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Droid Sans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Source Han Sans CN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asian="Droid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asian="Droid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Droid Sans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Outline" style:display-name="Outline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xime Chourré</meta:initial-creator>
    <dc:creator>Marc Biver</dc:creator>
    <meta:creation-date>2023-10-16T14:51:00Z</meta:creation-date>
    <dc:date>2024-03-24T22:46:00Z</dc:date>
    <meta:template xlink:href="Normal.dotm" xlink:type="simple"/>
    <meta:editing-cycles>6</meta:editing-cycles>
    <meta:editing-duration>PT1380S</meta:editing-duration>
    <meta:document-statistic meta:page-count="2" meta:paragraph-count="1" meta:word-count="137" meta:character-count="920" meta:row-count="6" meta:non-whitespace-character-count="784"/>
  </office:meta>
</office:document-meta>
</file>